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1cm" draw:marker-start="Diamond_20_unfilled" draw:marker-start-width="0.988cm" draw:marker-end="" draw:marker-end-width="0.988cm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05cm" fo:min-width="12cm" fo:padding-top="0.16cm" fo:padding-bottom="0.16cm" fo:padding-left="0.285cm" fo:padding-right="0.285cm" draw:shadow="visible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608cm" fo:min-width="12cm" fo:padding-top="0.16cm" fo:padding-bottom="0.16cm" fo:padding-left="0.285cm" fo:padding-right="0.285cm" draw:shadow="visible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249cm" fo:min-width="12cm" fo:padding-top="0.16cm" fo:padding-bottom="0.16cm" fo:padding-left="0.285cm" fo:padding-right="0.285cm" draw:shadow="visible"/>
    </style:style>
    <style:style style:name="gr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91cm" fo:min-width="13.4cm" fo:padding-top="0.16cm" fo:padding-bottom="0.16cm" fo:padding-left="0.285cm" fo:padding-right="0.285cm" draw:shadow="visible"/>
    </style:style>
    <style:style style:name="gr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86cm" fo:min-width="13.4cm" fo:padding-top="0.16cm" fo:padding-bottom="0.16cm" fo:padding-left="0.285cm" fo:padding-right="0.285cm" draw:shadow="visible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2.329cm" fo:min-width="13.4cm" fo:padding-top="0.16cm" fo:padding-bottom="0.16cm" fo:padding-left="0.285cm" fo:padding-right="0.285cm" draw:shadow="visible"/>
    </style:style>
    <style:style style:name="gr8" style:family="graphic" style:parent-style-name="objectwithoutfill">
      <style:graphic-properties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002cm" fo:min-width="12.3cm" fo:padding-top="0.16cm" fo:padding-bottom="0.16cm" fo:padding-left="0.285cm" fo:padding-right="0.285cm" draw:shadow="visible"/>
    </style:style>
    <style:style style:name="gr10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9cm" fo:min-width="12.3cm" fo:padding-top="0.16cm" fo:padding-bottom="0.16cm" fo:padding-left="0.285cm" fo:padding-right="0.285cm" draw:shadow="visible"/>
    </style:style>
    <style:style style:name="gr1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414cm" fo:min-width="12.3cm" fo:padding-top="0.16cm" fo:padding-bottom="0.16cm" fo:padding-left="0.285cm" fo:padding-right="0.285cm" draw:shadow="visible"/>
    </style:style>
    <style:style style:name="gr1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135cm" fo:min-width="12cm" fo:padding-top="0.16cm" fo:padding-bottom="0.16cm" fo:padding-left="0.285cm" fo:padding-right="0.285cm" draw:shadow="visible"/>
    </style:style>
    <style:style style:name="gr1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639cm" fo:min-width="12cm" fo:padding-top="0.16cm" fo:padding-bottom="0.16cm" fo:padding-left="0.285cm" fo:padding-right="0.285cm" draw:shadow="visible"/>
    </style:style>
    <style:style style:name="gr1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235cm" fo:min-width="12cm" fo:padding-top="0.16cm" fo:padding-bottom="0.16cm" fo:padding-left="0.285cm" fo:padding-right="0.285cm" draw:shadow="visibl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368cm" fo:min-width="12cm" fo:padding-top="0.16cm" fo:padding-bottom="0.16cm" fo:padding-left="0.285cm" fo:padding-right="0.285cm" draw:shadow="visible"/>
    </style:style>
    <style:style style:name="gr1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354cm" fo:min-width="12cm" fo:padding-top="0.16cm" fo:padding-bottom="0.16cm" fo:padding-left="0.285cm" fo:padding-right="0.285cm" draw:shadow="visible"/>
    </style:style>
    <style:style style:name="gr18" style:family="graphic" style:parent-style-name="objectwithoutfill">
      <style:graphic-properties draw:stroke="dash" draw:stroke-dash="Fine_20_Dashed"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19" style:family="graphic" style:parent-style-name="objectwithoutfill">
      <style:graphic-properties draw:stroke="dash" draw:stroke-dash="Fine_20_Dashed" svg:stroke-width="0.071cm" draw:marker-start="" draw:marker-start-width="0.413cm" draw:marker-end="Short_20_line_20_Arrow" draw:marker-end-width="0.988cm" draw:fill="none" draw:textarea-vertical-align="middle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0" style:family="paragraph">
      <loext:graphic-properties draw:fill-color="#ffffff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924cm" svg:x1="26.5cm" svg:y1="33.609cm" svg:x2="38.95cm" svg:y2="14.75cm" draw:start-shape="id1" draw:start-glue-point="1" svg:d="M26500 33609h7517v-18859h4933" svg:viewBox="0 0 12451 18860">
          <text:p/>
        </draw:connector>
        <draw:g xml:id="id2" draw:id="id2">
          <draw:custom-shape draw:style-name="gr2" draw:text-style-name="P3" draw:layer="layout" svg:width="12.5cm" svg:height="2.3cm" svg:x="14cm" svg:y="4.65cm">
            <text:p text:style-name="P2"><text:span text:style-name="T1">&lt;&lt;Interface&gt;&gt;</text:span></text:p>
            <text:p text:style-name="P2"><text:span text:style-name="T1">Comparable&lt;IFragment&gt;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2.5cm" svg:height="0.858cm" svg:x="14cm" svg:y="6.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2.5cm" svg:height="1.499cm" svg:x="14cm" svg:y="7.751cm">
            <text:p text:style-name="P5"><text:span text:style-name="T2">+ compareTo(fragment: IFragment): 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xml:id="id7" draw:id="id7" draw:layer="layout" svg:width="13.9cm" svg:height="2.241cm" svg:x="13.3cm" svg:y="11.9cm">
            <text:p text:style-name="P2"><text:span text:style-name="T1">&lt;&lt;Interface&gt;&gt;</text:span></text:p>
            <text:p text:style-name="P2"><text:span text:style-name="T1">IFrag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0" draw:id="id10" draw:layer="layout" svg:width="13.9cm" svg:height="0.836cm" svg:x="13.3cm" svg:y="14.1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xml:id="id9" draw:id="id9" draw:layer="layout" svg:width="13.9cm" svg:height="12.579cm" svg:x="13.3cm" svg:y="14.921cm">
            <text:p text:style-name="P5"><text:span text:style-name="T2">+ hasText(): boolean</text:span></text:p>
            <text:p text:style-name="P5"><text:span text:style-name="T2">+ getText(): String</text:span></text:p>
            <text:p text:style-name="P5"><text:span text:style-name="T2">+ setText(tex: Stringt): void</text:span></text:p>
            <text:p text:style-name="P5"><text:span text:style-name="T2"/></text:p>
            <text:p text:style-name="P5"><text:span text:style-name="T2">+ hasPosition(): boolean</text:span></text:p>
            <text:p text:style-name="P5"><text:span text:style-name="T2">+ getPosition(); IFragmentPosition</text:span></text:p>
            <text:p text:style-name="P5"><text:span text:style-name="T2">+ setPosition(position: IFragmentPosition): void</text:span></text:p>
            <text:p text:style-name="P5"><text:span text:style-name="T2"/></text:p>
            <text:p text:style-name="P5"><text:span text:style-name="T2">+ hasParent(): boolean</text:span></text:p>
            <text:p text:style-name="P5"><text:span text:style-name="T2">+ getParent(): IFragment</text:span></text:p>
            <text:p text:style-name="P5"><text:span text:style-name="T2">+ <text:s/>setParent(parent: IFragment): void</text:span></text:p>
            <text:p text:style-name="P5"><text:span text:style-name="T2"/></text:p>
            <text:p text:style-name="P5"><text:span text:style-name="T2">+ hasChildren(): boolean</text:span></text:p>
            <text:p text:style-name="P5"><text:span text:style-name="T2">+ getChildren(): List&lt;IFragment&gt; </text:span></text:p>
            <text:p text:style-name="P5"><text:span text:style-name="T2">+ addChild(child: IFragment): void</text:span></text:p>
            <text:p text:style-name="P5"><text:span text:style-name="T2">+ addChildren(children: Iterable&lt;IFragment&gt;): void </text:span></text:p>
            <text:p text:style-name="P5"><text:span text:style-name="T2"/></text:p>
            <text:p text:style-name="P5"><text:span text:style-name="T2">+ isParentOf(child: IFragment): boolean</text:span></text:p>
            <text:p text:style-name="P5"><text:span text:style-name="T2">+ isChildOf(parent: IFragment): boolean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1" draw:layer="layout" svg:x1="20.25cm" svg:y1="11.9cm" svg:x2="20.25cm" svg:y2="9.25cm" draw:end-shape="id2" draw:end-glue-point="2" svg:d="M20250 11900v-2650" svg:viewBox="0 0 1 2651">
          <text:p/>
        </draw:connector>
        <draw:g>
          <draw:custom-shape draw:style-name="gr9" draw:text-style-name="P3" xml:id="id8" draw:id="id8" draw:layer="layout" svg:width="12.8cm" svg:height="2.252cm" svg:x="38.95cm" svg:y="11.9cm">
            <text:p text:style-name="P2"><text:span text:style-name="T1">&lt;&lt;Interface&gt;&gt;</text:span></text:p>
            <text:p text:style-name="P2"><text:span text:style-name="T1">IFragmentPosi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2.8cm" svg:height="0.84cm" svg:x="38.95cm" svg:y="14.15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2.8cm" svg:height="2.664cm" svg:x="38.95cm" svg:y="14.936cm">
            <text:p text:style-name="P5"><text:span text:style-name="T2">+ getStartLine(): int</text:span></text:p>
            <text:p text:style-name="P5"><text:span text:style-name="T2">+ getStartCharInLine(): int </text:span></text:p>
            <text:p text:style-name="P5"><text:span text:style-name="T2">+ getStopLine(): int</text:span></text:p>
            <text:p text:style-name="P5"><text:span text:style-name="T2">+ getStopCharInLine(): int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2" draw:text-style-name="P3" draw:layer="layout" svg:width="12.5cm" svg:height="2.385cm" svg:x="39.1cm" svg:y="4.6cm">
            <text:p text:style-name="P2"><text:span text:style-name="T1">&lt;&lt;Interface&gt;&gt;</text:span></text:p>
            <text:p text:style-name="P2"><text:span text:style-name="T1">Comparable&lt;IFragmentPosition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2.5cm" svg:height="0.889cm" svg:x="39.1cm" svg:y="6.98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2.5cm" svg:height="1.485cm" svg:x="39.1cm" svg:y="7.815cm">
            <text:p text:style-name="P5"><text:span text:style-name="T2">+ compareTo(position: IFragmentPosition): int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1" draw:layer="layout" svg:x1="45.35cm" svg:y1="11.9cm" svg:x2="45.35cm" svg:y2="9.3cm" draw:end-shape="id3" draw:end-glue-point="2" svg:d="M45350 11900v-2600" svg:viewBox="0 0 1 2601">
          <text:p/>
        </draw:connector>
        <draw:connector draw:style-name="gr1" draw:text-style-name="P1" draw:layer="layout" draw:line-skew="5.899cm" svg:x1="26.5cm" svg:y1="35.791cm" svg:x2="26.5cm" svg:y2="34.72cm" draw:start-shape="id4" draw:start-glue-point="1" draw:end-shape="id5" draw:end-glue-point="1" svg:d="M26500 35791h6635v-1071h-6635" svg:viewBox="0 0 6636 1072">
          <text:p/>
        </draw:connector>
        <draw:connector draw:style-name="gr1" draw:text-style-name="P1" draw:layer="layout" draw:line-skew="-6.099cm" svg:x1="14cm" svg:y1="35.791cm" svg:x2="14cm" svg:y2="34.72cm" draw:start-shape="id4" draw:start-glue-point="3" draw:end-shape="id5" draw:end-glue-point="3" svg:d="M14000 35791h-6635v-1071h6635" svg:viewBox="0 0 6636 1072">
          <text:p/>
        </draw:connector>
        <draw:frame draw:style-name="gr15" draw:text-style-name="P8" draw:layer="layout" svg:width="3.5cm" svg:height="1cm" svg:x="9.2cm" svg:y="33.6cm">
          <draw:text-box>
            <text:p text:style-name="P7">0..1</text:p>
          </draw:text-box>
        </draw:frame>
        <draw:frame draw:style-name="gr15" draw:text-style-name="P8" draw:layer="layout" svg:width="3.5cm" svg:height="1cm" svg:x="28.1cm" svg:y="33.7cm">
          <draw:text-box>
            <text:p text:style-name="P7">0..*</text:p>
          </draw:text-box>
        </draw:frame>
        <draw:frame draw:style-name="gr15" draw:text-style-name="P8" draw:layer="layout" svg:width="3.5cm" svg:height="1cm" svg:x="34.3cm" svg:y="13.7cm">
          <draw:text-box>
            <text:p text:style-name="P7">1</text:p>
          </draw:text-box>
        </draw:frame>
        <draw:frame draw:style-name="gr15" draw:text-style-name="P8" draw:layer="layout" svg:width="3.5cm" svg:height="1cm" svg:x="34.3cm" svg:y="14.9cm">
          <draw:text-box>
            <text:p text:style-name="P7">position</text:p>
          </draw:text-box>
        </draw:frame>
        <draw:frame draw:style-name="gr15" draw:text-style-name="P8" draw:layer="layout" svg:width="3.5cm" svg:height="1cm" svg:x="28.1cm" svg:y="34.8cm">
          <draw:text-box>
            <text:p text:style-name="P7">children</text:p>
          </draw:text-box>
        </draw:frame>
        <draw:frame draw:style-name="gr15" draw:text-style-name="P8" draw:layer="layout" svg:width="3.5cm" svg:height="1cm" svg:x="9.2cm" svg:y="34.8cm">
          <draw:text-box>
            <text:p text:style-name="P7">parent</text:p>
          </draw:text-box>
        </draw:frame>
        <draw:g xml:id="id6" draw:id="id6">
          <draw:custom-shape draw:style-name="gr16" draw:text-style-name="P10" xml:id="id1" draw:id="id1" draw:layer="layout" svg:width="12.5cm" svg:height="1.618cm" svg:x="14cm" svg:y="32.8cm">
            <text:p text:style-name="P9"><text:span text:style-name="T3">BaseFragm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xml:id="id5" draw:id="id5" draw:layer="layout" svg:width="12.5cm" svg:height="0.604cm" svg:x="14cm" svg:y="34.41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xml:id="id4" draw:id="id4" draw:layer="layout" svg:width="12.5cm" svg:height="1.618cm" svg:x="14cm" svg:y="34.982cm">
            <text:p text:style-name="P5"><text:span text:style-name="T2"/></text:p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20.25cm" svg:y1="32.8cm" svg:x2="20.25cm" svg:y2="27.5cm" draw:start-shape="id6" draw:start-glue-point="0" svg:d="M20250 32800v-5300" svg:viewBox="0 0 1 5301">
          <text:p/>
        </draw:connector>
        <draw:connector draw:style-name="gr19" draw:text-style-name="P1" draw:layer="layout" svg:x1="27.2cm" svg:y1="13.02cm" svg:x2="38.95cm" svg:y2="13.026cm" draw:start-shape="id7" draw:start-glue-point="1" draw:end-shape="id8" draw:end-glue-point="3" svg:d="M27200 13020h5975v6h5775" svg:viewBox="0 0 11751 7">
          <text:p/>
        </draw:connector>
        <draw:connector draw:style-name="gr19" draw:text-style-name="P1" draw:layer="layout" draw:line-skew="-5.499cm" svg:x1="13.3cm" svg:y1="21.21cm" svg:x2="13.3cm" svg:y2="14.559cm" draw:start-shape="id9" draw:start-glue-point="3" draw:end-shape="id10" draw:end-glue-point="3" svg:d="M13300 21210h-6035v-6651h6035" svg:viewBox="0 0 6036 6652">
          <text:p/>
        </draw:connector>
        <draw:frame draw:style-name="gr15" draw:text-style-name="P8" draw:layer="layout" svg:width="3.5cm" svg:height="1cm" svg:x="5.5cm" svg:y="17.6cm">
          <draw:text-box>
            <text:p text:style-name="P7">uses</text:p>
          </draw:text-box>
        </draw:frame>
        <draw:frame draw:style-name="gr15" draw:text-style-name="P8" draw:layer="layout" svg:width="3.5cm" svg:height="1cm" svg:x="31.2cm" svg:y="12.1cm">
          <draw:text-box>
            <text:p text:style-name="P7">u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11-25T17:06:37.975295955</dc:date>
    <dc:creator>Maximilian Meffert</dc:creator>
    <meta:editing-duration>PT21H11M35S</meta:editing-duration>
    <meta:editing-cycles>37</meta:editing-cycles>
    <meta:generator>LibreOffice/5.1.6.2$Linux_X86_64 LibreOffice_project/10m0$Build-2</meta:generator>
    <meta:document-statistic meta:object-count="36"/>
  </office:meta>
</office:document-meta>
</file>